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paragraph-properties fo:margin-top="0.0398in" fo:margin-bottom="0.0398in" loext:contextual-spacing="false" fo:text-align="center" style:justify-single-word="false"/>
    </style:style>
    <style:style style:name="P3" style:family="paragraph" style:parent-style-name="Standard">
      <style:paragraph-properties fo:margin-top="0.0398in" fo:margin-bottom="0.0398in" loext:contextual-spacing="false" fo:line-height="200%" fo:text-align="center" style:justify-single-word="false"/>
      <style:text-properties officeooo:rsid="0027162e" officeooo:paragraph-rsid="0027162e"/>
    </style:style>
    <style:style style:name="P4" style:family="paragraph" style:parent-style-name="Standard">
      <style:paragraph-properties fo:margin-top="0.1189in" fo:margin-bottom="0.1189in" loext:contextual-spacing="false" fo:line-height="200%" fo:text-align="center" style:justify-single-word="false"/>
      <style:text-properties officeooo:rsid="000f9e37" officeooo:paragraph-rsid="000f9e37"/>
    </style:style>
    <style:style style:name="P5" style:family="paragraph" style:parent-style-name="Standard">
      <style:paragraph-properties fo:margin-top="0.1189in" fo:margin-bottom="0.1189in" loext:contextual-spacing="false" fo:line-height="200%" fo:text-align="start" style:justify-single-word="false"/>
      <style:text-properties officeooo:rsid="0024d6e7" officeooo:paragraph-rsid="001ee172"/>
    </style:style>
    <style:style style:name="P6" style:family="paragraph" style:parent-style-name="Standard" style:list-style-name="L4">
      <loext:graphic-properties draw:fill="none"/>
      <style:paragraph-properties fo:margin-top="0.1189in" fo:margin-bottom="0.1189in" loext:contextual-spacing="false" fo:line-height="200%" fo:text-align="start" style:justify-single-word="false" fo:background-color="transparent"/>
      <style:text-properties officeooo:paragraph-rsid="0034ad33"/>
    </style:style>
    <style:style style:name="P7" style:family="paragraph" style:parent-style-name="Standard" style:list-style-name="L4">
      <loext:graphic-properties draw:fill="none"/>
      <style:paragraph-properties fo:margin-top="0.1189in" fo:margin-bottom="0.1189in" loext:contextual-spacing="false" fo:line-height="200%" fo:text-align="start" style:justify-single-word="false" fo:background-color="transparent"/>
      <style:text-properties officeooo:rsid="003505d0" officeooo:paragraph-rsid="003505d0"/>
    </style:style>
    <style:style style:name="P8" style:family="paragraph" style:parent-style-name="Standard" style:list-style-name="L5">
      <loext:graphic-properties draw:fill="none"/>
      <style:paragraph-properties fo:margin-top="0.1189in" fo:margin-bottom="0.1189in" loext:contextual-spacing="false" fo:line-height="200%" fo:text-align="start" style:justify-single-word="false" fo:background-color="transparent"/>
      <style:text-properties officeooo:rsid="00410708" officeooo:paragraph-rsid="00410708"/>
    </style:style>
    <style:style style:name="P9" style:family="paragraph" style:parent-style-name="Standard" style:list-style-name="L7">
      <loext:graphic-properties draw:fill="none"/>
      <style:paragraph-properties fo:margin-top="0.1189in" fo:margin-bottom="0.1189in" loext:contextual-spacing="false" fo:line-height="200%" fo:text-align="start" style:justify-single-word="false" fo:background-color="transparent"/>
      <style:text-properties officeooo:rsid="00411dd4" officeooo:paragraph-rsid="00411dd4"/>
    </style:style>
    <style:style style:name="P10" style:family="paragraph" style:parent-style-name="Standard" style:list-style-name="L8">
      <loext:graphic-properties draw:fill="none"/>
      <style:paragraph-properties fo:margin-top="0.1189in" fo:margin-bottom="0.1189in" loext:contextual-spacing="false" fo:line-height="200%" fo:text-align="start" style:justify-single-word="false" fo:background-color="transparent"/>
      <style:text-properties officeooo:rsid="00411dd4" officeooo:paragraph-rsid="00411dd4"/>
    </style:style>
    <style:style style:name="P11" style:family="paragraph" style:parent-style-name="Standard" style:master-page-name="">
      <loext:graphic-properties draw:fill="none"/>
      <style:paragraph-properties fo:margin-left="0in" fo:margin-right="0in" fo:margin-top="0.1189in" fo:margin-bottom="0.1189in" loext:contextual-spacing="false" fo:line-height="200%" fo:text-align="start" style:justify-single-word="false" fo:text-indent="0.5in" style:auto-text-indent="false" style:page-number="auto" fo:background-color="transparent"/>
      <style:text-properties officeooo:rsid="00411dd4" officeooo:paragraph-rsid="00411dd4"/>
    </style:style>
    <style:style style:name="P12"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27162e" officeooo:paragraph-rsid="0027162e"/>
    </style:style>
    <style:style style:name="P13"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27fe12" officeooo:paragraph-rsid="0027fe12"/>
    </style:style>
    <style:style style:name="P14"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29f889" officeooo:paragraph-rsid="0029f889"/>
    </style:style>
    <style:style style:name="P15"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2dd029" officeooo:paragraph-rsid="0032ed08"/>
    </style:style>
    <style:style style:name="P16"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2fc37" officeooo:paragraph-rsid="0032fc37"/>
    </style:style>
    <style:style style:name="P17"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3a75f" officeooo:paragraph-rsid="0033a75f"/>
    </style:style>
    <style:style style:name="P18"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4ad33" officeooo:paragraph-rsid="0034ad33"/>
    </style:style>
    <style:style style:name="P19"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505d0" officeooo:paragraph-rsid="003505d0"/>
    </style:style>
    <style:style style:name="P20"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b46a8" officeooo:paragraph-rsid="003b46a8"/>
    </style:style>
    <style:style style:name="P21"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3e3690" officeooo:paragraph-rsid="003e3690"/>
    </style:style>
    <style:style style:name="P22"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0db65" officeooo:paragraph-rsid="0040db65"/>
    </style:style>
    <style:style style:name="P23"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10708" officeooo:paragraph-rsid="00410708"/>
    </style:style>
    <style:style style:name="P24"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11dd4" officeooo:paragraph-rsid="00411dd4"/>
    </style:style>
    <style:style style:name="P25"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34acd" officeooo:paragraph-rsid="00434acd"/>
    </style:style>
    <style:style style:name="P26"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3c658" officeooo:paragraph-rsid="0043c658"/>
    </style:style>
    <style:style style:name="P27" style:family="paragraph" style:parent-style-name="Standard">
      <loext:graphic-properties draw:fill="none"/>
      <style:paragraph-properties fo:margin-left="0in" fo:margin-right="0in" fo:margin-top="0.1189in" fo:margin-bottom="0.1189in" loext:contextual-spacing="false" fo:line-height="200%" fo:text-align="start" style:justify-single-word="false" fo:text-indent="0.5in" style:auto-text-indent="false" fo:background-color="transparent"/>
      <style:text-properties officeooo:rsid="0043ccd8" officeooo:paragraph-rsid="0043ccd8"/>
    </style:style>
    <style:style style:name="P28" style:family="paragraph" style:parent-style-name="Standard" style:master-page-name="">
      <loext:graphic-properties draw:fill="none"/>
      <style:paragraph-properties fo:margin-left="0in" fo:margin-right="0in" fo:margin-top="0.1189in" fo:margin-bottom="0.1189in" loext:contextual-spacing="false" fo:line-height="200%" fo:text-align="start" style:justify-single-word="false" fo:text-indent="0.5618in" style:auto-text-indent="false" style:page-number="auto" fo:background-color="transparent"/>
      <style:text-properties officeooo:rsid="00411dd4" officeooo:paragraph-rsid="00411dd4"/>
    </style:style>
    <style:style style:name="P29" style:family="paragraph" style:parent-style-name="Heading_20_1">
      <style:paragraph-properties fo:break-before="page"/>
    </style:style>
    <style:style style:name="P30" style:family="paragraph" style:parent-style-name="Heading_20_1">
      <style:paragraph-properties fo:line-height="200%" fo:break-before="page"/>
    </style:style>
    <style:style style:name="P31" style:family="paragraph" style:parent-style-name="Text_20_body">
      <style:paragraph-properties fo:margin-left="0.3937in" fo:margin-right="0in" fo:text-indent="-0.3937in" style:auto-text-indent="false"/>
    </style:style>
    <style:style style:name="P32" style:family="paragraph" style:parent-style-name="Text_20_body" style:master-page-name="">
      <loext:graphic-properties draw:fill="none"/>
      <style:paragraph-properties fo:margin-left="0.5in" fo:margin-right="0in" fo:margin-top="0.1189in" fo:margin-bottom="0.1189in" loext:contextual-spacing="false" fo:line-height="200%" fo:text-align="start" style:justify-single-word="false" fo:text-indent="-0.5in" style:auto-text-indent="false" style:page-number="auto" fo:background-color="transparent"/>
      <style:text-properties officeooo:rsid="000f9e37" officeooo:paragraph-rsid="000f9e37"/>
    </style:style>
    <style:style style:name="P33" style:family="paragraph" style:parent-style-name="Text_20_body">
      <loext:graphic-properties draw:fill="none"/>
      <style:paragraph-properties fo:margin-left="0.5in" fo:margin-right="0in" fo:margin-top="0.1189in" fo:margin-bottom="0.1189in" loext:contextual-spacing="false" fo:line-height="200%" fo:text-align="start" style:justify-single-word="false" fo:text-indent="-0.5in" style:auto-text-indent="false" fo:background-color="transparent"/>
      <style:text-properties officeooo:rsid="000f9e37" officeooo:paragraph-rsid="000f9e37"/>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2b1b50" officeooo:paragraph-rsid="002b1b50"/>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2b1b50" officeooo:paragraph-rsid="00315e41"/>
    </style:style>
    <style:style style:name="P36"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b1b50" officeooo:paragraph-rsid="002b1b50"/>
    </style:style>
    <style:style style:name="P37"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b1b50" officeooo:paragraph-rsid="00315e41"/>
    </style:style>
    <style:style style:name="P38"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ba862" officeooo:paragraph-rsid="002ba862"/>
    </style:style>
    <style:style style:name="P39"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d01c8" officeooo:paragraph-rsid="002d01c8"/>
    </style:style>
    <style:style style:name="P40"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2dd029" officeooo:paragraph-rsid="002dd029"/>
    </style:style>
    <style:style style:name="P41"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3e3690" officeooo:paragraph-rsid="003e3690"/>
    </style:style>
    <style:style style:name="P42"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400a58" officeooo:paragraph-rsid="00400a58"/>
    </style:style>
    <style:style style:name="P43"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40db65" officeooo:paragraph-rsid="0041e479"/>
    </style:style>
    <style:style style:name="P44"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434acd" officeooo:paragraph-rsid="00434acd"/>
    </style:style>
    <style:style style:name="P45" style:family="paragraph" style:parent-style-name="Contents_20_Heading">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f889" style:font-style-asian="italic" style:font-style-complex="italic"/>
    </style:style>
    <style:style style:name="T4" style:family="text">
      <style:text-properties fo:font-style="italic" officeooo:rsid="002d01c8" style:font-style-asian="italic" style:font-style-complex="italic"/>
    </style:style>
    <style:style style:name="T5" style:family="text">
      <style:text-properties fo:font-style="italic" officeooo:rsid="0040db65"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29f889" style:font-style-asian="normal" style:font-style-complex="normal"/>
    </style:style>
    <style:style style:name="T9" style:family="text">
      <style:text-properties fo:font-style="normal" officeooo:rsid="002ba862" style:font-style-asian="normal" style:font-style-complex="normal"/>
    </style:style>
    <style:style style:name="T10" style:family="text">
      <style:text-properties fo:font-style="normal" officeooo:rsid="002d01c8" style:font-style-asian="normal" style:font-style-complex="normal"/>
    </style:style>
    <style:style style:name="T11" style:family="text">
      <style:text-properties fo:font-style="normal" officeooo:rsid="002e976b" style:font-style-asian="normal" style:font-style-complex="normal"/>
    </style:style>
    <style:style style:name="T12" style:family="text">
      <style:text-properties fo:font-style="normal" officeooo:rsid="00301007" style:font-style-asian="normal" style:font-style-complex="normal"/>
    </style:style>
    <style:style style:name="T13" style:family="text">
      <style:text-properties fo:font-style="normal" officeooo:rsid="0032ed08" style:font-style-asian="normal" style:font-style-complex="normal"/>
    </style:style>
    <style:style style:name="T14" style:family="text">
      <style:text-properties fo:font-style="normal" officeooo:rsid="0032fc37" style:font-style-asian="normal" style:font-style-complex="normal"/>
    </style:style>
    <style:style style:name="T15" style:family="text">
      <style:text-properties fo:font-style="normal" officeooo:rsid="0033a75f" style:font-style-asian="normal" style:font-style-complex="normal"/>
    </style:style>
    <style:style style:name="T16" style:family="text">
      <style:text-properties fo:font-style="normal" officeooo:rsid="0034ad33" style:font-style-asian="normal" style:font-style-complex="normal"/>
    </style:style>
    <style:style style:name="T17" style:family="text">
      <style:text-properties fo:font-style="normal" officeooo:rsid="003505d0" style:font-style-asian="normal" style:font-style-complex="normal"/>
    </style:style>
    <style:style style:name="T18" style:family="text">
      <style:text-properties fo:font-style="normal" officeooo:rsid="0036caab" style:font-style-asian="normal" style:font-style-complex="normal"/>
    </style:style>
    <style:style style:name="T19" style:family="text">
      <style:text-properties fo:font-style="normal" officeooo:rsid="003790f1" style:font-style-asian="normal" style:font-style-complex="normal"/>
    </style:style>
    <style:style style:name="T20" style:family="text">
      <style:text-properties fo:font-style="normal" officeooo:rsid="00390627" style:font-style-asian="normal" style:font-style-complex="normal"/>
    </style:style>
    <style:style style:name="T21" style:family="text">
      <style:text-properties fo:font-style="normal" officeooo:rsid="003977ac" style:font-style-asian="normal" style:font-style-complex="normal"/>
    </style:style>
    <style:style style:name="T22" style:family="text">
      <style:text-properties fo:font-style="normal" officeooo:rsid="003cea30" style:font-style-asian="normal" style:font-style-complex="normal"/>
    </style:style>
    <style:style style:name="T23" style:family="text">
      <style:text-properties fo:font-style="normal" officeooo:rsid="003fa75d" style:font-style-asian="normal" style:font-style-complex="normal"/>
    </style:style>
    <style:style style:name="T24" style:family="text">
      <style:text-properties fo:font-style="normal" officeooo:rsid="00402032" style:font-style-asian="normal" style:font-style-complex="normal"/>
    </style:style>
    <style:style style:name="T25" style:family="text">
      <style:text-properties fo:font-style="normal" officeooo:rsid="0040db65" style:font-style-asian="normal" style:font-style-complex="normal"/>
    </style:style>
    <style:style style:name="T26" style:family="text">
      <style:text-properties fo:font-style="normal" officeooo:rsid="00410708" style:font-style-asian="normal" style:font-style-complex="normal"/>
    </style:style>
    <style:style style:name="T27" style:family="text">
      <style:text-properties fo:font-style="normal" officeooo:rsid="0041e479" style:font-style-asian="normal" style:font-style-complex="normal"/>
    </style:style>
    <style:style style:name="T28" style:family="text">
      <style:text-properties officeooo:rsid="0027fe12"/>
    </style:style>
    <style:style style:name="T29" style:family="text">
      <style:text-properties officeooo:rsid="002ba862"/>
    </style:style>
    <style:style style:name="T30" style:family="text">
      <style:text-properties officeooo:rsid="002d01c8"/>
    </style:style>
    <style:style style:name="T31" style:family="text">
      <style:text-properties officeooo:rsid="003977ac"/>
    </style:style>
    <style:style style:name="T32" style:family="text">
      <style:text-properties officeooo:rsid="003b46a8"/>
    </style:style>
    <style:style style:name="T33" style:family="text">
      <style:text-properties officeooo:rsid="003cea30"/>
    </style:style>
    <style:style style:name="T34" style:family="text">
      <style:text-properties officeooo:rsid="0040db65"/>
    </style:style>
    <style:style style:name="T35" style:family="text">
      <style:text-properties officeooo:rsid="00410708"/>
    </style:style>
    <style:style style:name="T36" style:family="text">
      <style:text-properties officeooo:rsid="00411dd4"/>
    </style:style>
    <style:style style:name="T37" style:family="text">
      <style:text-properties officeooo:rsid="0041e479"/>
    </style:style>
    <style:style style:name="T38" style:family="text">
      <style:text-properties officeooo:rsid="0043c658"/>
    </style:style>
    <style:style style:name="T39" style:family="text">
      <style:text-properties officeooo:rsid="0043ccd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Blockchain</text:p>
      <text:p text:style-name="P4">James Yakura</text:p>
      <text:p text:style-name="P4">Prof. Banafa</text:p>
      <text:p text:style-name="P4">University of Massachusetts Lowel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1"><text:a xlink:type="simple" xlink:href="#__RefHeading___Toc150_1653971772" text:style-name="Index_20_Link" text:visited-style-name="Index_20_Link">Introduction<text:tab/>3</text:a></text:p>
          <text:p text:style-name="P1"><text:a xlink:type="simple" xlink:href="#__RefHeading___Toc152_1653971772" text:style-name="Index_20_Link" text:visited-style-name="Index_20_Link">What Is Blockchain<text:tab/>4</text:a></text:p>
          <text:p text:style-name="P1"><text:a xlink:type="simple" xlink:href="#__RefHeading___Toc154_1653971772" text:style-name="Index_20_Link" text:visited-style-name="Index_20_Link">History of Blockchain<text:tab/>8</text:a></text:p>
          <text:p text:style-name="P1"><text:a xlink:type="simple" xlink:href="#__RefHeading___Toc156_1653971772" text:style-name="Index_20_Link" text:visited-style-name="Index_20_Link">Applications of Blockchain<text:tab/>9</text:a></text:p>
          <text:p text:style-name="P1"><text:a xlink:type="simple" xlink:href="#__RefHeading___Toc158_1653971772" text:style-name="Index_20_Link" text:visited-style-name="Index_20_Link">Environmental, Social, and Legal Concerns<text:tab/>11</text:a></text:p>
          <text:p text:style-name="P1"><text:a xlink:type="simple" xlink:href="#__RefHeading___Toc160_1653971772" text:style-name="Index_20_Link" text:visited-style-name="Index_20_Link">Conclusion<text:tab/>13</text:a></text:p>
          <text:p text:style-name="P1"><text:a xlink:type="simple" xlink:href="#__RefHeading___Toc162_1653971772" text:style-name="Index_20_Link" text:visited-style-name="Index_20_Link">References<text:tab/>15</text:a></text:p>
        </text:index-body>
      </text:table-of-content>
      <text:p text:style-name="P5"/>
      <text:h text:style-name="P29" text:outline-level="1"><text:bookmark-start text:name="__RefHeading___Toc150_1653971772"/>Introduction<text:bookmark-end text:name="__RefHeading___Toc150_1653971772"/></text:h>
      <text:p text:style-name="P12">Blockchain is an emerging technology <text:span text:style-name="T28">that promises to produce substantial changes. Cryptocurrencies such as bitcoin and etherium are among these, but so are non-fungible tokens, decentralized databases, and various forms of record keeping.</text:span></text:p>
      <text:p text:style-name="P23">Blockchains are a technology that uses distributed processing to maintain a database. Instructions to the database are bundled together, checked to ensure that they are allowable instructions, processed locally, and then connected to the existing database state using cryptography. <text:span text:style-name="T36">This is a form of decentralized computing, which allows the information to be stored across multiple devices.</text:span></text:p>
      <text:p text:style-name="P20">Invented in 2008, but based on earlier technologies, blockchains were at first used for digital currencies, <text:span text:style-name="T35">but have since seen broader application in business, security, programming, and even art. We have not yet even come close to realizing the full potential of blockchains.</text:span></text:p>
      <text:p text:style-name="P24">Blockchains can be used in many ways. The original, and best-known, is for currency. However, other applications include control of property, programs that execute without need for a single dedicated device, contracts that enforce themselves automatically, <text:span text:style-name="T39">databases maintained by the public for public use, and corporate inventory tracking.</text:span></text:p>
      <text:p text:style-name="P27">However, the uses carry a price. Blockchains take both energy and hardware to run; they are more intensive than a conventional database, simply because they use more computers to do redundant work. In addition, they are nearly as effective a tool for crime or for would-be surveillance states as they are for business. </text:p>
      <text:p text:style-name="P20"/>
      <text:h text:style-name="P29" text:outline-level="1"><text:bookmark-start text:name="__RefHeading___Toc152_1653971772"/>What Is Blockchain<text:bookmark-end text:name="__RefHeading___Toc152_1653971772"/></text:h>
      <text:p text:style-name="P13">A <text:span text:style-name="T2">blockchain</text:span><text:span text:style-name="T7"> is a kind of database, secured by digital signatures. </text:span><text:span text:style-name="T10">Transactions in the database are grouped into </text:span><text:span text:style-name="T4">blocks</text:span><text:span text:style-name="T10">. </text:span><text:span text:style-name="T13">Every blockchain has rules about which transactions are and are not valid; this could include “only transactions made by these specific users are allowed”, “all </text:span><text:span text:style-name="T17">changes to</text:span><text:span text:style-name="T13"> a row must be cryptographically signed </text:span><text:span text:style-name="T14">by a specific person</text:span><text:span text:style-name="T13">”, “each block must execute one computation pass on this program”, or various other rules. </text:span><text:span text:style-name="T14">Finally, each block contains a cryptographic hash of the previous block, and a ledger containing the database’s final state.</text:span></text:p>
      <text:p text:style-name="P19"><text:span text:style-name="T7">For an example of the rules that a blockchain follows, consider a cryptocurrency with the following rules:</text:span></text:p>
      <text:list xml:id="list793150467" text:style-name="L4">
        <text:list-item>
          <text:p text:style-name="P7"><text:span text:style-name="T18">“Each block must contain no fewer than 1000 transactions, or be no less than ten minutes after the previous block.” This limits how often blocks can be added, both to make exploits of rule 5 more difficult and to save computing resources. </text:span><text:span text:style-name="T25">Because of this rule, the blockchain updates slowly enough that computers can check previous blocks and verify that they are correct.</text:span></text:p>
        </text:list-item>
        <text:list-item>
          <text:p text:style-name="P7"><text:span text:style-name="T16">“</text:span><text:span text:style-name="T7">Transactions can only change the balance of a row, or add a row with a balance of 0.” This means that only the amount of money someone has can change, but new users can join. </text:span><text:span text:style-name="T25">This rule is necessary to ensure that each “account” remains bound to the person or device that created it, since otherwise a malicious user could alter encryption keys and steal an account.</text:span></text:p>
        </text:list-item>
        <text:list-item>
          <text:p text:style-name="P6"><text:span text:style-name="T16">“Any addition to the balance in one row must be balanced by an equal subtraction to the balance in another row; </text:span><text:span text:style-name="T19">and no row may ever have a negative balance</text:span><text:span text:style-name="T16">.” </text:span><text:span text:style-name="T17">This means that </text:span><text:span text:style-name="T18">users cannot simply create their own money. </text:span><text:span text:style-name="T25">While money can enter the system (indeed, it must, in order for the system to not be massively deflationary), it does not do so trivially.</text:span></text:p>
        </text:list-item>
        <text:list-item>
          <text:p text:style-name="P6"><text:soft-page-break/><text:span text:style-name="T16">“All subtractions to the balance in any row </text:span><text:span text:style-name="T17">must be cryptographically signed using the key in that row.” This means that only the owner of an account can remove money from it. </text:span><text:span text:style-name="T25">The key linking a row to a user is a </text:span><text:span text:style-name="T5">public key</text:span><text:span text:style-name="T25">, and is paired to that user’s </text:span><text:span text:style-name="T5">private key</text:span><text:span text:style-name="T25">. Any message encrypted with the private key can be decrypted with the public key, and vice versa; and any message that can be decrypted with the public key </text:span><text:span text:style-name="T5">must</text:span><text:span text:style-name="T25"> have been encrypted with the private key.</text:span></text:p>
        </text:list-item>
        <text:list-item>
          <text:p text:style-name="P6"><text:span text:style-name="T17">“As an exception to rule </text:span><text:span text:style-name="T18">3</text:span><text:span text:style-name="T17">, there may be one transaction adding up to 100 to any row, if and only if the hash of this block is a prime number.” This allows new money to enter the </text:span><text:span text:style-name="T19">system</text:span><text:span text:style-name="T17"> under specific conditions, that cannot be easily guessed in advance by any user. (This is what is meant by “mining” </text:span><text:span text:style-name="T25">or “minting”</text:span><text:span text:style-name="T17"> a cryptocurrency: most blockchains include some reward, to encourage users to contribute computer resources to it.)</text:span></text:p>
        </text:list-item>
      </text:list>
      <text:p text:style-name="P28"><text:span text:style-name="T17">F</text:span><text:span text:style-name="T7">or another example, consider a blockchain that runs programs. This blockchain has the following tables:</text:span></text:p>
      <text:list xml:id="list439057463" text:style-name="L7">
        <text:list-item>
          <text:p text:style-name="P9"><text:span text:style-name="T7">Instruction table. Each row is a program number, a line number, and an instruction.</text:span></text:p>
        </text:list-item>
        <text:list-item>
          <text:p text:style-name="P9"><text:span text:style-name="T7">Threads table. Each row is a program number and a line number.</text:span></text:p>
        </text:list-item>
        <text:list-item>
          <text:p text:style-name="P9"><text:span text:style-name="T7">Memory table. Each row is an address and a value.</text:span></text:p>
        </text:list-item>
        <text:list-item>
          <text:p text:style-name="P9"><text:span text:style-name="T7">Input table. Each row is an address, a value, and a public key.</text:span></text:p>
        </text:list-item>
      </text:list>
      <text:p text:style-name="P11"><text:span text:style-name="T7">The rules of this blockchain are as follows:</text:span></text:p>
      <text:list xml:id="list640300120" text:style-name="L8">
        <text:list-item>
          <text:p text:style-name="P10"><text:span text:style-name="T7">“Each block does the following for each row of the threads table, in order. Look up the instruction for the program number/line number combination. Execute that instruction. Change </text:span><text:soft-page-break/><text:span text:style-name="T7">the line number in the threads table to the next line.” This is the core of running a program; the details of how instructions are executed are left out for simplicity.</text:span></text:p>
        </text:list-item>
        <text:list-item>
          <text:p text:style-name="P10"><text:span text:style-name="T7">“All transactions that would change the instruction or threads table must be signed with an authorized public key.” This rule prevents unauthorized users from changing the program to execute arbitrary code.</text:span></text:p>
        </text:list-item>
        <text:list-item>
          <text:p text:style-name="P10"><text:span text:style-name="T7">“All transactions that would change the memory table must be either the result of executing an instruction, or signed with an authorized public key.” This serves a similar purpose to rule 2.</text:span></text:p>
        </text:list-item>
        <text:list-item>
          <text:p text:style-name="P10"><text:span text:style-name="T7">“All transactions that would change the input table must be signed with the linked public key.” This allows physical sensors to alter the data in the table, while preventing them from </text:span><text:span text:style-name="T27">altering anything else.</text:span></text:p>
        </text:list-item>
      </text:list>
      <text:p text:style-name="P16"><text:span text:style-name="T7">The cryptographic hash in each block is used to verify that the current block follows from the next. Cryptographic hashes are a function that can produce a string of data from some input. They are easy to run forwards (that is, seeing if the hash was correctly calculated takes little time), but hard to run backwards (that is, finding the specific inputs that generate a given hash can take longer than the expected life of the universe). </text:span><text:span text:style-name="T25">Because of this, it is not practical to create a new block containing a transaction with a given hash; as long as any random functions of the blockchain, such as mining rewards, depend on the hash, it is nearly impossible to manipulate the random number generator.</text:span></text:p>
      <text:p text:style-name="P17"><text:span text:style-name="T7">It is equally simple to verify that the ledger is correct, given that the transactions are correct. This is a simple matter of beginning with the previous ledger, applying the transactions to it, and comparing with the current ledger. Because of this, the only way for a block with incorrect data to be accepted is to have incorrect transactions in the block.</text:span></text:p>
      <text:p text:style-name="P18"><text:soft-page-break/><text:span text:style-name="T7">It is possible for a blockchain to “split” between several different versions, whether because a block was inserted maliciously or because there was disagreement about the transactions to insert. If this happens, one chain or the other takes precedence, based on which can attract a majority of the computing power in the network. Contributors will generally tend to adopt the chain with the most computing power already behind it; </text:span><text:span text:style-name="T17">in blockchains without a reward, this is because any work put into chains not adopted by the majority will be wasted</text:span><text:span text:style-name="T7">.</text:span></text:p>
      <text:p text:style-name="P22"><text:span text:style-name="T7">Blockchains can be used for nearly anything that could use a more conventional database, since the ledger describes the state of a database. </text:span><text:span text:style-name="T26">There are only a few cases where blockchains cannot be used as though they were more ordinary databases:</text:span></text:p>
      <text:list xml:id="list1123129837" text:style-name="L5">
        <text:list-item>
          <text:p text:style-name="P8"><text:span text:style-name="T7">All information in a blockchain is available to all computers working on the blockchain, and often to many others. A blockchain should not contain any private data. (Theoretically, an organization could set up an internal blockchain inaccessible to outsiders, but in this case it would make more sense to simply use a traditional database server, </text:span><text:span text:style-name="T27">with offsite backups as appropriate</text:span><text:span text:style-name="T7">.)</text:span></text:p>
        </text:list-item>
        <text:list-item>
          <text:p text:style-name="P8"><text:span text:style-name="T7">Blockchains respond more slowly than conventional databases, since any block must be processed and verified before it can be added to the chain. When changes to the database must happen immediately, blockchains should not be used.</text:span></text:p>
        </text:list-item>
        <text:list-item>
          <text:p text:style-name="P8"><text:span text:style-name="T7">If a blockchain is maintained by the general public, there should be some benefit or reward to the users who maintain it. This reward is usually in the form of a financial payout, </text:span><text:span text:style-name="T27">though some blockchains might instead offer a reward in goods or services if they can control such things. If there is no incentive for contributing to a blockchain, most people will not.</text:span></text:p>
        </text:list-item>
      </text:list>
      <text:h text:style-name="P29" text:outline-level="1"><text:bookmark-start text:name="__RefHeading___Toc154_1653971772"/>History of Blockchain<text:bookmark-end text:name="__RefHeading___Toc154_1653971772"/></text:h>
      <text:p text:style-name="P14">Blockchain-like concepts were proposed in 19<text:span text:style-name="T33">91</text:span>, as a means of verifying <text:span text:style-name="T32">time-</text:span>stamps on digital documents. <text:span text:style-name="T32">This method involved connecting documents to one another, so that a service providing time-stamps could not issue the time-stamps out of order.</text:span></text:p>
      <text:p text:style-name="P15">One application of blockchains, the <text:span text:style-name="T2">smart contract</text:span><text:span text:style-name="T7">, was developed by Nick S</text:span><text:span text:style-name="T22">z</text:span><text:span text:style-name="T7">a</text:span><text:span text:style-name="T22">b</text:span><text:span text:style-name="T7">o in 199</text:span><text:span text:style-name="T22">8</text:span><text:span text:style-name="T7">. </text:span><text:span text:style-name="T22">This is a type of program that executes a contract automatically, without any need for third-party mediators or outside enforcement. (The limit on smart contracts, of course, being that like any program, they only know what the computer is told, and can only perform the actions that the computer can take.)</text:span></text:p>
      <text:p text:style-name="P15"><text:span text:style-name="T28">The blockchain itself was invented in 2008, by a person using the pseudonym Satoshi Nakamoto. The first application of the blockchain was the digital currency </text:span><text:span text:style-name="T3">bitcoin</text:span><text:span text:style-name="T8">, </text:span><text:span text:style-name="T13">which is still among the best-known applications of it.</text:span></text:p>
      <text:p text:style-name="P21"><text:span text:style-name="T13">S</text:span><text:span text:style-name="T7">ince then, various applications of blockchains have been found. Smart contracts were implemented in the etherium cryptocurrency. Businesses have begun using blockchains to track inventory. Games have used blockchains to store data between users, rather than on a remote server. Recently, artists have begun using non-fungible tokens to promote their work.</text:span></text:p>
      <text:p text:style-name="P21"><text:span text:style-name="T7">However, there have also been efforts taken against blockchain technology. Due to its applications in crime, some governments have begun restricting or banning use of cryptocurrencies. There have also been concerns raised about the environmental impact of blockchains, since a blockchain takes more computing power to operate than a conventional database.</text:span></text:p>
      <text:h text:style-name="P30" text:outline-level="1"><text:bookmark-start text:name="__RefHeading___Toc156_1653971772"/>Applications of Blockchain<text:bookmark-end text:name="__RefHeading___Toc156_1653971772"/></text:h>
      <text:p text:style-name="P34">Blockchains have a variety of applications. The best known is digital currencies such as bitcoin, but there are many others.</text:p>
      <text:p text:style-name="P39">One such application is the use of <text:span text:style-name="T2">smart contracts</text:span><text:span text:style-name="T7">. Some blockchains, such as etherium, have the ability to be programmed. These systems can not only store information, but can also store and execute instructions. </text:span><text:span text:style-name="T11">These instructions can take the form of a contract which will, under specific conditions, carry out some predefined transaction. This might involve entering a record into a different database table, carrying out a vote among specific users, or transferring cryptocurrency or NFTs between users. </text:span><text:span text:style-name="T15">Likewise, the condition could be a transfer of cryptocurrency (such as with a digital escrow service), or a certain number of blocks added to the chain (for something meant to happen after a specified time), or the state of a physical sensor connected to the network (such as for contracts involving some kind of task).</text:span></text:p>
      <text:p text:style-name="P40"><text:span text:style-name="T7">Another example is the use of </text:span><text:span text:style-name="T2">non-fungible tokens</text:span><text:span text:style-name="T7">, or NFTs. These are transferrable digital tokens, whose ownership is stored in the blockchain. An NFT can be used to verify ownership of a thing, such as a picture or a piece of music; it might also be used as a collector’s item, </text:span><text:span text:style-name="T12">or to create a chain of custody for sensitive </text:span><text:span text:style-name="T15">or valuable</text:span><text:span text:style-name="T12"> material. </text:span><text:span text:style-name="T23">These are also theoretically useful in Digital Rights Management, since proof of ownership is a concern for such systems.</text:span></text:p>
      <text:p text:style-name="P36">Games such as <text:span text:style-name="T2">Upland</text:span><text:span text:style-name="T7"> </text:span><text:span text:style-name="T9">use blockchains as well. Many online games involve databases of various kinds, which are used for tracking things such as character data, </text:span><text:span text:style-name="T10">ownership of assets, and the general status of the game world. While this obviously should not be used for private information such as user accounts, it can be used for publicly accessible data, and can spread the cost of running the database between the users.</text:span></text:p>
      <text:p text:style-name="P40"><text:soft-page-break/><text:span text:style-name="T10">B</text:span><text:span text:style-name="T7">lockchains can also be used to create and maintain databases for general public use. One such is the </text:span><text:span text:style-name="T2">XYO</text:span><text:span text:style-name="T7"> geospatial database, which </text:span><text:span text:style-name="T11">stores data about temperature, location, and user interactions. </text:span><text:span text:style-name="T20">It’s possible to imagine other such databases, such as for more general financial records, tracking traffic congestion, </text:span><text:span text:style-name="T21">citizenship and residence data, or any other kind of public information that could be useful to collect and that people might volunteer.</text:span></text:p>
      <text:p text:style-name="P42"><text:span text:style-name="T21">B</text:span><text:span text:style-name="T7">lockchains are also used privately. Retailers have begun using blockchains to track food, and to identify possible need for recall. </text:span><text:span text:style-name="T24">Similarly, diamonds can be tracked with blockchains to verify their source, preventing them from funding armed conflict. Even people can be tracked by blockchain; in the COVID-19 pandemic, not only were medical supplies tracked with blockchains, but people who had positive antibody tests were also recorded that way.</text:span></text:p>
      <text:p text:style-name="P41"><text:span text:style-name="T21">T</text:span><text:span text:style-name="T7">here have also been proposals to use blockchains in various other ways. Voting, for example, could be done through blockchains that could ensure both transparency and privacy. </text:span><text:span text:style-name="T23">Computer and network s</text:span><text:span text:style-name="T7">ecurity is another proposed option, since a blockchain’</text:span><text:span text:style-name="T23">s rules can be set to only allow “safe” modifications, and the chain can allow an attack to be “rolled back”.</text:span></text:p>
      <text:h text:style-name="P30" text:outline-level="1"><text:bookmark-start text:name="__RefHeading___Toc158_1653971772"/>Environmental, <text:span text:style-name="T34">Social,</text:span> and Legal Concerns<text:bookmark-end text:name="__RefHeading___Toc158_1653971772"/></text:h>
      <text:p text:style-name="P35">Blockchains use significant amounts of computational resources, and therefore energy. <text:span text:style-name="T29">Since much of the world’s energy is produced with fossil fuels, this means that blockchains are a source of CO2 emissions. Bitcoin alone is stated to have the same energy consumption as the Netherlands.</text:span></text:p>
      <text:p text:style-name="P37"><text:span text:style-name="T29"><text:s/>There have also been problems with noise pollution related to cooling the computers used. Large bitcoin mining operations have resulted in noise complaints. Like other large-scale computing operations, there may be other heat-related problems such as fire risk or heat pollution.</text:span></text:p>
      <text:p text:style-name="P37"><text:span text:style-name="T29">In addition to pollution, the computational resources needed for blockchains also require hardware, and blockchain competes with other uses of that hardware. Since the cryptographic operations involved in a blockchain are most easily carried out using graphical processors, blockchain applications inflate the prices of graphics cards. This could also contribute to an eventual shortage in sand, since sand provides the silicon needed to make processors; and to problems with electronic waste.</text:span></text:p>
      <text:p text:style-name="P36"><text:span text:style-name="T37">As well as</text:span> environmental concerns, blockchains may also face legal problems. Many cryptocurrencies, including bitcoin, are designed to be difficult to trace to any individual user. This has led to their use for illegal purposes: purchase of contraband <text:span text:style-name="T30">and tax evasion being the most obvious</text:span>, but there are many others. Confidence tricksters, blackmailers, and extortionists have begun demanding payment in bitcoin; <text:span text:style-name="T29">this is especially true of online crimes, such as e-mail scams or ransomware. </text:span></text:p>
      <text:p text:style-name="P38">Other blockchain applications have their own problems. Non-fungible tokens have no guarantee that the original issue was valid, and as such may be easily subject to various frauds, <text:span text:style-name="T31">including digital versions of counterfeiting and “pump-and-dump” schemes</text:span>. <text:span text:style-name="T37">Since it is difficult to prove who created any given NFT, there is substantial room for impersonating creators and creating false NFTs.</text:span></text:p>
      <text:p text:style-name="P44"><text:soft-page-break/>Further, as with many new technologies, more conventional frauds have happened. People who are not computer-savvy, who invest in unsophisticated ways, or who simply have bad information from bad sources, can be subject to thefts or malware infection impersonating blockchain-related services. False cryptocurrency wallets, for example, have been found on the Apple and Android app stores. Bitcoin anonymizer websites have been impersonated. People who were dazzled by the profit opportunities of Bitcoin have found themselves ripped off by “investment opportunities” that were nothing of the sort.</text:p>
      <text:p text:style-name="P40">Some countries may respond to these problems by cracking down on specific applications of blockchains. For example, India has forbidden banks from conducting business with cryptocurrency users. <text:span text:style-name="T31">China has also banned ownership and use of cryptocurrency.</text:span></text:p>
      <text:p text:style-name="P43">Blockchains affect society in ways other than the legal and criminal, and can potentially affect it in harmful ways. <text:span text:style-name="T37">Like any other computing technology, blockchains are only as knowledgable, and only as neutral, as their developers. Privately developed blockchains, such as those that track diamonds to ensure that they are ethically sourced, are unlikely to include beneficial information about competitors. </text:span></text:p>
      <text:p text:style-name="P43"><text:span text:style-name="T37">Blockchains developed for public use are not immune to misuse either. They could, ignorantly or maliciously, expose harmful or dangerous information about people. A blockchain that tracks medical data, for instance, could easily expose private information. Blockchains might also be designed, publicly or privately, for tracking people; and there are countless stories about how that could easily be abused. </text:span></text:p>
      <text:h text:style-name="P29" text:outline-level="1"><text:bookmark-start text:name="__RefHeading___Toc160_1653971772"/>Conclusion<text:bookmark-end text:name="__RefHeading___Toc160_1653971772"/></text:h>
      <text:p text:style-name="P25">All in all, blockchain is a developing technology with many promises and many perils. From its humble beginnings in time-stamping documents, to today’s NFTs and smart contracts, blockchains have developed a long way and have a long way yet to fully mature. </text:p>
      <text:p text:style-name="P25">Based on common cryptographic functions, blockchains produce a ledger storing the state of a database, and the transactions that created that state. This database is not stored on any single device, but instead on every device that maintains it. <text:span text:style-name="T38">While unsuited for some applications, blockchains are nonetheless suited for many.</text:span></text:p>
      <text:p text:style-name="P26">While cryptocurrency remains the most common use of blockchain technology, and the best-known, there are many others. Smart contracts execute themselves without need for arbitrators or enforcement. Property control can be handled with tokens tracked with the blockchain. Information about weather, population, and many other things can be stored and made publicly available. Private blockchains can track goods from creation to disposal, whether to ensure that they are ethically sourced or to aid in product recalls. And there may be yet more uses to come, some of which we can imagine: voting, network security, and many others.</text:p>
      <text:p text:style-name="P26">But this does not come for free. The computational resources needed to run blockchains are substantial, and require equally substantial energy and materials. Carbon dioxide and nuclear waste are generated powering the networks of computers needed to run the chains, and sand is consumed building the processors involved. Perhaps they could be better used; perhaps blockchains should not be used where a simple database server would suffice.</text:p>
      <text:p text:style-name="P26"><text:soft-page-break/>And like any other tool, blockchains are what we make of them. We have created a powerful system for industry, able to track inventories from one end to another. We have created a tool for placing economic power in the hands of the common people. But we have also created a tool for smugglers and drug dealers, for fraudsters and extortionists, for tyrants and despots. </text:p>
      <text:h text:style-name="P29" text:outline-level="1"><text:bookmark-start text:name="__RefHeading___Toc162_1653971772"/>References<text:bookmark-end text:name="__RefHeading___Toc162_1653971772"/></text:h>
      <text:p text:style-name="P32"><text:span text:style-name="T7">ABC News Network. (n.d.). </text:span><text:span text:style-name="T6">Chinese banks promise to step up cryptocurrency ban</text:span><text:span text:style-name="T7">. ABC news. https://abcnews.go.com/Business/wireStory/chinese-banks-promise-step-cryptocurrency-ban-78398255. </text:span></text:p>
      <text:p text:style-name="P31">BBC. (2018, April 6). <text:span text:style-name="T1">India bans crypto-currency TRADES</text:span>. BBC News. https://www.bbc.com/news/world-asia-india-43669730. </text:p>
      <text:p text:style-name="P31">C, R. (2021, July 7). <text:span text:style-name="T1">Top 10 most successful active blockchain scams have NETTED $13.7 million to date - Atlas VPN</text:span>. atlasVPN. https://atlasvpn.com/blog/top-10-most-successful-active-blockchain-scams-have-netted-13-7-million-to-date. </text:p>
      <text:p text:style-name="P31">Castellanos, S. (2020, April 23). <text:span text:style-name="T1">A cryptocurrency technology finds new use tackling coronavirus</text:span>. The Wall Street Journal. https://www.wsj.com/articles/a-cryptocurrency-technology-finds-new-use-tackling-coronavirus-11587675966. </text:p>
      <text:p text:style-name="P31">Conway, L. (2021, July 27). <text:span text:style-name="T1">Blockchain explained</text:span>. Investopedia. https://www.investopedia.com/terms/b/blockchain.asp. </text:p>
      <text:p text:style-name="P31">Danaher, J. (2015, November 14). <text:span text:style-name="T1">Blockchain technology, smart contracts and smart property</text:span>. Blockchain Technology, Smart Contracts and Smart Property. https://philosophicaldisquisitions.blogspot.com/2015/11/explaining-potential-for-blockchain.html. </text:p>
      <text:p text:style-name="P31">Frankenfield, J. (2021, August 15). <text:span text:style-name="T1">Smart contracts: What you need to know</text:span>. Investopedia. https://www.investopedia.com/terms/s/smart-contracts.asp. </text:p>
      <text:p text:style-name="P31">Gstettner, S. (2019, July 30). <text:span text:style-name="T1">How blockchain will Redefine supply chain management</text:span>. Knowledge@Wharton. https://knowledge.wharton.upenn.edu/article/blockchain-supply-chain-management/. </text:p>
      <text:p text:style-name="P31">Haber, S., &amp; Stornetta, W. S. (1991, January). <text:span text:style-name="T1">How to time-stamp a digital document</text:span>. Journal of Cryptology. https://link.springer.com/article/10.1007%2FBF00196791. </text:p>
      <text:p text:style-name="P31">Hart, M. (n.d.). <text:span text:style-name="T1">NFT scams and frauds</text:span>. Manhattan District Attorney's Office. https://www.manhattanda.org/nft-scams-and-frauds/. </text:p>
      <text:p text:style-name="P31"><text:span text:style-name="T1">How to avoid a Bitcoin blackmail scam</text:span>. Consumer Information. (2020, November 12). https://www.consumer.ftc.gov/blog/2018/08/how-avoid-bitcoin-blackmail-scam. </text:p>
      <text:p text:style-name="P31">Meredith, S. (2021, March 5). <text:span text:style-name="T1">A sand shortage? The world is running out of a crucial - but under-appreciated - commodity</text:span>. CNBC. https://www.cnbc.com/2021/03/05/sand-shortage-the-world-is-running-out-of-a-crucial-commodity.html. </text:p>
      <text:p text:style-name="P31"><text:soft-page-break/>Philips, F., Bauknight, P., &amp; Dennison, P. (2021, July 14). <text:span text:style-name="T1">The use of Bitcoin and cryptocurrencies in Ransomware Attacks: Why employers should care</text:span>. JD Supra. https://www.jdsupra.com/legalnews/the-use-of-bitcoin-and-cryptocurrencies-9021923/. </text:p>
      <text:p text:style-name="P31">Reiff, N. (2020, August 28). <text:span text:style-name="T1">Blockchain technology's three generations</text:span>. Investopedia. https://www.investopedia.com/tech/blockchain-technologys-three-generations/. </text:p>
      <text:p text:style-name="P31">Reuters. (2021, May 13). <text:span text:style-name="T1">How big is BITCOIN'S carbon footprint?</text:span> NBCNews.com. https://www.nbcnews.com/tech/tech-news/big-bitcoins-carbon-footprint-rcna920. </text:p>
      <text:p text:style-name="P31">Russell, T. (2020, October 15). <text:span text:style-name="T1">Blockchain could change the cybersecurity GAME</text:span>. Colorado Springs Indy. https://www.csindy.com/opinion/columnists/blockchain-could-change-the-cybersecurity-game/article_438e8764-5fc5-58a3-abbd-003f5f5b782c.html. </text:p>
      <text:p text:style-name="P31">Upland. (n.d.). https://www.upland.me/. </text:p>
      <text:p text:style-name="P31">Walton, J. (2021, January 4). <text:span text:style-name="T1">GPU shortages will Worsen thanks to Coin miners</text:span>. Tom's Hardware. https://www.tomshardware.com/news/gpu-shortages-worsen-cryptocurrency-coin-miners-ethereum. </text:p>
      <text:p text:style-name="P31"><text:span text:style-name="T1">The XYO Foundation</text:span>. XYO Foundation. (n.d.). https://xyo.network/. </text:p>
      <text:p text:style-name="P31">Zubeck, P. (2020, October 7). <text:span text:style-name="T1">Bitcoin noise test delayed</text:span>. Colorado Springs Indy. https://www.csindy.com/temporary_news/bitcoin-noise-test-delayed/article_08efa3b4-702c-519b-8231-1f87c73a9678.html. </text:p>
      <text:p text:style-name="P3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1:08:00.054000000</meta:creation-date>
    <meta:generator>LibreOffice/6.2.4.2$Windows_X86_64 LibreOffice_project/2412653d852ce75f65fbfa83fb7e7b669a126d64</meta:generator>
    <dc:date>2021-08-15T03:14:21.343000000</dc:date>
    <meta:editing-duration>PT2H12M47S</meta:editing-duration>
    <meta:editing-cycles>10</meta:editing-cycles>
    <meta:document-statistic meta:table-count="0" meta:image-count="0" meta:object-count="0" meta:page-count="16" meta:paragraph-count="94" meta:word-count="3356" meta:character-count="22591" meta:non-whitespace-character-count="19318"/>
  </office:meta>
</office:document-meta>
</file>